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1"/>
    <style:style style:name="P21" style:family="paragraph" style:parent-style-name="Standard" style:list-style-name="L1"/>
    <style:style style:name="P22" style:family="paragraph" style:parent-style-name="Standard" style:list-style-name="L1"/>
    <style:style style:name="P23" style:family="paragraph" style:parent-style-name="Standard" style:list-style-name="L1"/>
    <style:style style:name="P24" style:family="paragraph" style:parent-style-name="Standard" style:list-style-name="L1"/>
    <style:style style:name="P25" style:family="paragraph" style:parent-style-name="Standard" style:list-style-name="L1"/>
    <style:style style:name="P26" style:family="paragraph" style:parent-style-name="Standard" style:list-style-name="L1"/>
    <style:style style:name="P27" style:family="paragraph" style:parent-style-name="Standard" style:list-style-name="L2"/>
    <style:style style:name="P28" style:family="paragraph" style:parent-style-name="Standard" style:list-style-name="L2"/>
    <style:style style:name="P29" style:family="paragraph" style:parent-style-name="Standard" style:list-style-name="L2"/>
    <style:style style:name="P30" style:family="paragraph" style:parent-style-name="Standard" style:list-style-name="L2"/>
    <style:style style:name="P31" style:family="paragraph" style:parent-style-name="Standard" style:list-style-name="L2"/>
    <style:style style:name="P32" style:family="paragraph" style:parent-style-name="Standard" style:list-style-name="L2"/>
    <style:style style:name="P33" style:family="paragraph" style:parent-style-name="Standard" style:list-style-name="L2"/>
    <style:style style:name="P34" style:family="paragraph" style:parent-style-name="Standard" style:list-style-name="L2"/>
    <style:style style:name="P35" style:family="paragraph" style:parent-style-name="Standard" style:list-style-name="L2"/>
    <style:style style:name="P36" style:family="paragraph" style:parent-style-name="Standard" style:list-style-name="L3"/>
    <style:style style:name="P37" style:family="paragraph" style:parent-style-name="Standard" style:list-style-name="L3"/>
    <style:style style:name="P38" style:family="paragraph" style:parent-style-name="Standard" style:list-style-name="L4"/>
    <style:style style:name="P39" style:family="paragraph" style:parent-style-name="Standard" style:list-style-name="L4"/>
    <style:style style:name="P40" style:family="paragraph" style:parent-style-name="Standard" style:list-style-name="L5"/>
    <style:style style:name="P41" style:family="paragraph" style:parent-style-name="Standard" style:list-style-name="L6"/>
    <style:style style:name="P42" style:family="paragraph" style:parent-style-name="Standard" style:list-style-name="L7"/>
    <style:style style:name="P43" style:family="paragraph" style:parent-style-name="Standard" style:list-style-name="L8"/>
    <style:style style:name="P44" style:family="paragraph" style:parent-style-name="Standard" style:list-style-name="L8"/>
    <style:style style:name="P45" style:family="paragraph" style:parent-style-name="Standard" style:list-style-name="L5"/>
    <style:style style:name="P46" style:family="paragraph" style:parent-style-name="Standard" style:list-style-name="L9"/>
    <style:style style:name="P47" style:family="paragraph" style:parent-style-name="Standard" style:list-style-name="L9"/>
    <style:style style:name="P48" style:family="paragraph" style:parent-style-name="Standard" style:list-style-name="L10"/>
    <style:style style:name="P49" style:family="paragraph" style:parent-style-name="Standard" style:list-style-name="L7"/>
    <style:style style:name="P50" style:family="paragraph" style:parent-style-name="Standard" style:list-style-name="L11"/>
    <style:style style:name="P51" style:family="paragraph" style:parent-style-name="Standard" style:list-style-name="L12"/>
    <style:style style:name="P52" style:family="paragraph" style:parent-style-name="Standard" style:list-style-name="L5"/>
    <style:style style:name="P53" style:family="paragraph" style:parent-style-name="Standard" style:list-style-name="L13"/>
    <style:style style:name="P54" style:family="paragraph" style:parent-style-name="Standard" style:list-style-name="L12"/>
    <style:style style:name="P55" style:family="paragraph" style:parent-style-name="Standard" style:list-style-name="L14"/>
    <style:style style:name="P56" style:family="paragraph" style:parent-style-name="Standard" style:list-style-name="L14"/>
    <style:style style:name="P57" style:family="paragraph" style:parent-style-name="Standard" style:list-style-name="L15"/>
    <style:style style:name="P58" style:family="paragraph" style:parent-style-name="Standard" style:list-style-name="L5"/>
    <style:style style:name="P59" style:family="paragraph" style:parent-style-name="Standard" style:list-style-name="L16"/>
    <style:style style:name="P60" style:family="paragraph" style:parent-style-name="Standard" style:list-style-name="L15"/>
    <style:style style:name="P61" style:family="paragraph" style:parent-style-name="Standard" style:list-style-name="L17"/>
    <style:style style:name="P62" style:family="paragraph" style:parent-style-name="Standard" style:list-style-name="L18"/>
    <style:style style:name="P63" style:family="paragraph" style:parent-style-name="Standard" style:list-style-name="L5"/>
    <style:style style:name="P64" style:family="paragraph" style:parent-style-name="Standard" style:list-style-name="L19"/>
    <style:style style:name="P65" style:family="paragraph" style:parent-style-name="Standard" style:list-style-name="L18"/>
    <style:style style:name="P66" style:family="paragraph" style:parent-style-name="Standard" style:list-style-name="L20"/>
    <style:style style:name="P67" style:family="paragraph" style:parent-style-name="Standard" style:list-style-name="L5"/>
    <style:style style:name="P68" style:family="paragraph" style:parent-style-name="Standard" style:list-style-name="L21"/>
    <style:style style:name="P69" style:family="paragraph" style:parent-style-name="Standard" style:list-style-name="L20"/>
    <style:style style:name="P70" style:family="paragraph" style:parent-style-name="Standard" style:list-style-name="L22"/>
    <style:style style:name="P71" style:family="paragraph" style:parent-style-name="Standard" style:list-style-name="L23"/>
    <style:style style:name="P72" style:family="paragraph" style:parent-style-name="Standard" style:list-style-name="L5"/>
    <style:style style:name="P73" style:family="paragraph" style:parent-style-name="Standard" style:list-style-name="L24"/>
    <style:style style:name="P74" style:family="paragraph" style:parent-style-name="Standard" style:list-style-name="L23"/>
    <style:style style:name="P75" style:family="paragraph" style:parent-style-name="Standard" style:list-style-name="L23"/>
    <style:style style:name="P76" style:family="paragraph" style:parent-style-name="Standard" style:list-style-name="L25"/>
    <style:style style:name="P77" style:family="paragraph" style:parent-style-name="Standard" style:list-style-name="L25"/>
    <style:style style:name="P78" style:family="paragraph" style:parent-style-name="Standard" style:list-style-name="L26"/>
    <style:style style:name="P79" style:family="paragraph" style:parent-style-name="Standard" style:list-style-name="L27"/>
    <style:style style:name="P80" style:family="paragraph" style:parent-style-name="Standard" style:list-style-name="L28"/>
    <style:style style:name="P81" style:family="paragraph" style:parent-style-name="Standard" style:list-style-name="L5"/>
    <style:style style:name="P82" style:family="paragraph" style:parent-style-name="Standard" style:list-style-name="L29"/>
    <style:style style:name="P83" style:family="paragraph" style:parent-style-name="Standard" style:list-style-name="L28"/>
    <style:style style:name="P84" style:family="paragraph" style:parent-style-name="Standard" style:list-style-name="L30"/>
    <style:style style:name="P85" style:family="paragraph" style:parent-style-name="Standard" style:list-style-name="L30"/>
    <style:style style:name="P86" style:family="paragraph" style:parent-style-name="Standard" style:list-style-name="L31"/>
    <style:style style:name="P87" style:family="paragraph" style:parent-style-name="Standard" style:list-style-name="L5"/>
    <style:style style:name="P88" style:family="paragraph" style:parent-style-name="Standard" style:list-style-name="L32"/>
    <style:style style:name="P89" style:family="paragraph" style:parent-style-name="Standard" style:list-style-name="L31"/>
    <style:style style:name="P90" style:family="paragraph" style:parent-style-name="Standard" style:list-style-name="L33"/>
    <style:style style:name="P91" style:family="paragraph" style:parent-style-name="Standard" style:list-style-name="L34"/>
    <style:style style:name="P92" style:family="paragraph" style:parent-style-name="Standard" style:list-style-name="L5"/>
    <style:style style:name="P93" style:family="paragraph" style:parent-style-name="Standard" style:list-style-name="L35"/>
    <style:style style:name="P94" style:family="paragraph" style:parent-style-name="Standard" style:list-style-name="L35"/>
    <style:style style:name="P95" style:family="paragraph" style:parent-style-name="Standard" style:list-style-name="L36"/>
    <style:style style:name="P96" style:family="paragraph" style:parent-style-name="Standard" style:list-style-name="L36"/>
    <style:style style:name="P97" style:family="paragraph" style:parent-style-name="Standard" style:list-style-name="L5"/>
    <style:style style:name="P98" style:family="paragraph" style:parent-style-name="Standard" style:list-style-name="L37"/>
    <style:style style:name="P99" style:family="paragraph" style:parent-style-name="Standard" style:list-style-name="L37"/>
    <style:style style:name="P100" style:family="paragraph" style:parent-style-name="Standard" style:list-style-name="L5"/>
    <style:style style:name="P101" style:family="paragraph" style:parent-style-name="Standard" style:list-style-name="L5"/>
    <style:style style:name="P102" style:family="paragraph" style:parent-style-name="Standard" style:list-style-name="L33"/>
    <style:style style:name="P103" style:family="paragraph" style:parent-style-name="Standard">
      <style:text-properties fo:font-style="italic" style:font-style-asian="italic" style:font-style-complex="italic"/>
    </style:style>
    <style:style style:name="P104" style:family="paragraph" style:parent-style-name="Standard" style:list-style-name="L20"/>
    <style:style style:name="P105" style:family="paragraph" style:parent-style-name="Standard" style:list-style-name="L25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 XML-GUI 30.04.2007</text:p>
      <text:p text:style-name="P3">Steffo, Henrik, Flo</text:p>
      <text:p text:style-name="P2"/>
      <text:p text:style-name="P2">Unterstützte Sachen.</text:p>
      <text:p text:style-name="Standard"/>
      <text:list text:style-name="L1">
        <text:list-item>
          <text:p text:style-name="P4">Controls</text:p>
          <text:list>
            <text:list-item>
              <text:p text:style-name="P4">checkbox</text:p>
            </text:list-item>
            <text:list-item>
              <text:p text:style-name="P4">radiobutton</text:p>
            </text:list-item>
            <text:list-item>
              <text:p text:style-name="P4">label</text:p>
            </text:list-item>
            <text:list-item>
              <text:p text:style-name="P4">editbox</text:p>
            </text:list-item>
            <text:list-item>
              <text:p text:style-name="P4">textbox</text:p>
            </text:list-item>
            <text:list-item>
              <text:p text:style-name="P4">listbox</text:p>
              <text:list>
                <text:list-item>
                  <text:p text:style-name="P4">item</text:p>
                </text:list-item>
              </text:list>
            </text:list-item>
            <text:list-item>
              <text:p text:style-name="P4">combobox</text:p>
              <text:list>
                <text:list-item>
                  <text:p text:style-name="P4">item</text:p>
                </text:list-item>
              </text:list>
            </text:list-item>
            <text:list-item>
              <text:p text:style-name="P4">button</text:p>
            </text:list-item>
            <text:list-item>
              <text:p text:style-name="P4">imagebox</text:p>
              <text:list>
                <text:list-item>
                  <text:p text:style-name="P4">eventuell ein „image“ Tag?</text:p>
                </text:list-item>
              </text:list>
            </text:list-item>
          </text:list>
        </text:list-item>
        <text:list-item>
          <text:p text:style-name="P4">Container</text:p>
          <text:list>
            <text:list-item>
              <text:p text:style-name="P4">radiogroup</text:p>
              <text:list>
                <text:list-item>
                  <text:p text:style-name="P4">radio</text:p>
                </text:list-item>
              </text:list>
            </text:list-item>
            <text:list-item>
              <text:p text:style-name="P4">window</text:p>
              <text:list>
                <text:list-item>
                  <text:p text:style-name="P4">control(s)</text:p>
                </text:list-item>
                <text:list-item>
                  <text:p text:style-name="P4">groupref(s)</text:p>
                </text:list-item>
              </text:list>
            </text:list-item>
            <text:list-item>
              <text:p text:style-name="P4">group</text:p>
              <text:list>
                <text:list-item>
                  <text:p text:style-name="P4">control(s)</text:p>
                </text:list-item>
              </text:list>
            </text:list-item>
          </text:list>
        </text:list-item>
        <text:list-item>
          <text:p text:style-name="P4">Link</text:p>
          <text:list>
            <text:list-item>
              <text:p text:style-name="P4">groupref</text:p>
            </text:list-item>
          </text:list>
        </text:list-item>
      </text:list>
      <text:p text:style-name="Standard"/>
      <text:p text:style-name="Standard"/>
      <text:p text:style-name="Standard">Noch mögliche Erweiterungen:</text:p>
      <text:list text:style-name="L2">
        <text:list-header>
          <text:p text:style-name="P27"/>
        </text:list-header>
        <text:list-item>
          <text:p text:style-name="P27">Menue</text:p>
          <text:list>
            <text:list-item>
              <text:p text:style-name="P27">menueitem</text:p>
            </text:list-item>
            <text:list-item>
              <text:p text:style-name="P27">submenue</text:p>
            </text:list-item>
          </text:list>
        </text:list-item>
        <text:list-item>
          <text:p text:style-name="P27">Registerkarten</text:p>
        </text:list-item>
        <text:list-item>
          <text:p text:style-name="P27">Statusleiste</text:p>
        </text:list-item>
        <text:list-item>
          <text:p text:style-name="P27">Editboxen mit Formatbeschreibung wie xForms</text:p>
        </text:list-item>
        <text:list-item>
          <text:p text:style-name="P27">Trennlinien mit und ohne label</text:p>
        </text:list-item>
        <text:list-item>
          <text:p text:style-name="P27">Events</text:p>
        </text:list-item>
      </text:list>
      <text:p text:style-name="Standard"/>
      <text:p text:style-name="Standard"/>
      <text:p text:style-name="Standard">checkbox</text:p>
      <text:list text:style-name="L3">
        <text:list-item>
          <text:p text:style-name="P36">Label : String</text:p>
        </text:list-item>
        <text:list-item>
          <text:p text:style-name="P36">checked (Ausgangsstatus) : Boolean </text:p>
        </text:list-item>
      </text:list>
      <text:list text:style-name="L4">
        <text:list-item>
          <text:p text:style-name="P38">Positionierung x,y : int</text:p>
        </text:list-item>
      </text:list>
      <text:list text:style-name="L4">
        <text:list-item text:start-value="1">
          <text:p text:style-name="P38">ID : String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6">
        <text:list-item>
          <text:p text:style-name="P41">height : int</text:p>
        </text:list-item>
      </text:list>
      <text:p text:style-name="Standard"/>
      <text:p text:style-name="Standard"/>
      <text:p text:style-name="Standard">radiobutton</text:p>
      <text:list text:style-name="L7">
        <text:list-item>
          <text:p text:style-name="P42">Label : String</text:p>
        </text:list-item>
      </text:list>
      <text:list text:style-name="L8">
        <text:list-item>
          <text:p text:style-name="P43">Positionierung x,y <text:s/>: int</text:p>
        </text:list-item>
      </text:list>
      <text:list text:style-name="L8">
        <text:list-item text:start-value="1">
          <text:p text:style-name="P43">ID : String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9">
        <text:list-item>
          <text:p text:style-name="P46">height : int</text:p>
          <text:p text:style-name="P46"/>
        </text:list-item>
      </text:list>
      <text:p text:style-name="Standard">radiogroup</text:p>
      <text:list text:style-name="L10">
        <text:list-item>
          <text:p text:style-name="P48">Name : String</text:p>
        </text:list-item>
      </text:list>
      <text:list text:style-name="L7">
        <text:list-item text:start-value="1">
          <text:p text:style-name="P42">checked (Ausgangsstatus) : Boolean</text:p>
        </text:list-item>
      </text:list>
      <text:p text:style-name="Standard"/>
      <text:p text:style-name="Standard">label</text:p>
      <text:list text:style-name="L11">
        <text:list-item>
          <text:p text:style-name="P50">text : String</text:p>
        </text:list-item>
      </text:list>
      <text:list text:style-name="L12">
        <text:list-item>
          <text:p text:style-name="P51">Positionierung x,y : int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13">
        <text:list-item>
          <text:p text:style-name="P53">height : int</text:p>
        </text:list-item>
      </text:list>
      <text:list text:style-name="L12">
        <text:list-item text:start-value="1">
          <text:p text:style-name="P51">ID : String</text:p>
        </text:list-item>
      </text:list>
      <text:p text:style-name="Standard">editbox</text:p>
      <text:list text:style-name="L14">
        <text:list-item>
          <text:p text:style-name="P55">text : String</text:p>
        </text:list-item>
        <text:list-item>
          <text:p text:style-name="P55">maxLength : int</text:p>
        </text:list-item>
      </text:list>
      <text:list text:style-name="L15">
        <text:list-item>
          <text:p text:style-name="P57">Positionierung x,y : int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16">
        <text:list-item>
          <text:p text:style-name="P59">height : int (Brauchen wir das wenn das immer eine Zeile hoch ist?)</text:p>
        </text:list-item>
      </text:list>
      <text:list text:style-name="L15">
        <text:list-item text:start-value="1">
          <text:p text:style-name="P57">ID : String</text:p>
        </text:list-item>
      </text:list>
      <text:p text:style-name="Standard"/>
      <text:p text:style-name="Standard">textbox</text:p>
      <text:list text:style-name="L17">
        <text:list-item>
          <text:p text:style-name="P61">text : String</text:p>
        </text:list-item>
      </text:list>
      <text:list text:style-name="L18">
        <text:list-item>
          <text:p text:style-name="P62">Positionierung x,y : int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19">
        <text:list-item>
          <text:p text:style-name="P64">height : int</text:p>
        </text:list-item>
      </text:list>
      <text:list text:style-name="L18">
        <text:list-item text:start-value="1">
          <text:p text:style-name="P62">ID : String</text:p>
        </text:list-item>
      </text:list>
      <text:p text:style-name="Standard"/>
      <text:p text:style-name="P103"/>
      <text:p text:style-name="Standard">listbox (nicht ausklappbar -&gt; ist schon ausgeklappt)</text:p>
      <text:list text:style-name="L20">
        <text:list-item>
          <text:p text:style-name="P66">Positionierung x,y : int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21">
        <text:list-item>
          <text:p text:style-name="P68">height : int</text:p>
        </text:list-item>
      </text:list>
      <text:list text:style-name="L20">
        <text:list-item text:start-value="1">
          <text:p text:style-name="P66">ID : String</text:p>
        </text:list-item>
        <text:list-item>
          <text:p text:style-name="P66">multiselect : Boolean</text:p>
        </text:list-item>
      </text:list>
      <text:list text:style-name="L22">
        <text:list-header>
          <text:p text:style-name="P70"/>
        </text:list-header>
      </text:list>
      <text:p text:style-name="Standard">combobox (ausklappbar dropdown nicht editierbar)</text:p>
      <text:list text:style-name="L23">
        <text:list-item>
          <text:p text:style-name="P71">Positionierung x,y : int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24">
        <text:list-item>
          <text:p text:style-name="P73">height : int</text:p>
        </text:list-item>
      </text:list>
      <text:list text:style-name="L23">
        <text:list-item text:start-value="1">
          <text:p text:style-name="P71">ID : String</text:p>
        </text:list-item>
        <text:list-item>
          <text:p text:style-name="P71">selected : Boolean (standart ist false)</text:p>
        </text:list-item>
      </text:list>
      <text:p text:style-name="Standard"/>
      <text:p text:style-name="Standard">item (Eintrag in einer Listbox oder Combobox)</text:p>
      <text:list text:style-name="L25">
        <text:list-item>
          <text:p text:style-name="P76">label : String</text:p>
        </text:list-item>
        <text:list-item>
          <text:p text:style-name="P76">selected : Boolean</text:p>
        </text:list-item>
        <text:list-item>
          <text:p text:style-name="P76">ID : String</text:p>
        </text:list-item>
      </text:list>
      <text:p text:style-name="Standard"/>
      <text:list text:style-name="L26">
        <text:list-header>
          <text:p text:style-name="P78"/>
        </text:list-header>
      </text:list>
      <text:p text:style-name="Standard">button</text:p>
      <text:list text:style-name="L27">
        <text:list-item>
          <text:p text:style-name="P79">label</text:p>
        </text:list-item>
      </text:list>
      <text:list text:style-name="L28">
        <text:list-item>
          <text:p text:style-name="P80">Positionierung x,y : int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29">
        <text:list-item>
          <text:p text:style-name="P82">height : int</text:p>
        </text:list-item>
      </text:list>
      <text:list text:style-name="L28">
        <text:list-item text:start-value="1">
          <text:p text:style-name="P80">ID : String</text:p>
        </text:list-item>
      </text:list>
      <text:p text:style-name="Standard"/>
      <text:p text:style-name="Standard">imagebox</text:p>
      <text:list text:style-name="L30">
        <text:list-item>
          <text:p text:style-name="P84">source : String</text:p>
        </text:list-item>
        <text:list-item>
          <text:p text:style-name="P84">default : String (Wird angezeigt wenn bild nicht vorhanden ist)</text:p>
        </text:list-item>
      </text:list>
      <text:list text:style-name="L31">
        <text:list-item>
          <text:p text:style-name="P86">Positionierung x,y : int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32">
        <text:list-item>
          <text:p text:style-name="P88">height : int</text:p>
        </text:list-item>
      </text:list>
      <text:list text:style-name="L31">
        <text:list-item text:start-value="1">
          <text:p text:style-name="P86">ID : String</text:p>
        </text:list-item>
      </text:list>
      <text:p text:style-name="Standard"/>
      <text:p text:style-name="Standard">window</text:p>
      <text:list text:style-name="L33">
        <text:list-item>
          <text:p text:style-name="P90">title : String</text:p>
        </text:list-item>
      </text:list>
      <text:list text:style-name="L34">
        <text:list-item>
          <text:p text:style-name="P91">Positionierung x,y : int (optional)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35">
        <text:list-item>
          <text:p text:style-name="P93">height : int</text:p>
          <text:p text:style-name="P93"/>
        </text:list-item>
      </text:list>
      <text:p text:style-name="Standard">group</text:p>
      <text:list text:style-name="L36">
        <text:list-item>
          <text:p text:style-name="P95">title : String (optional) sonst rein virtuell</text:p>
        </text:list-item>
        <text:list-item>
          <text:p text:style-name="P95">border : Boolean</text:p>
        </text:list-item>
      </text:list>
      <text:list text:style-name="L5">
        <text:list-item text:start-value="1">
          <text:p text:style-name="P40">width : int</text:p>
        </text:list-item>
      </text:list>
      <text:list text:style-name="L37">
        <text:list-item>
          <text:p text:style-name="P98">height : int</text:p>
        </text:list-item>
        <text:list-item>
          <text:p text:style-name="P98">ID : String</text:p>
        </text:list-item>
      </text:list>
      <text:p text:style-name="Standard"/>
      <text:p text:style-name="Standard">groupref</text:p>
      <text:list text:style-name="L5">
        <text:list-item text:start-value="1">
          <text:p text:style-name="P40">xpos : int</text:p>
        </text:list-item>
        <text:list-item>
          <text:p text:style-name="P40">ypos : int</text:p>
        </text:list-item>
      </text:list>
      <text:list text:style-name="L33">
        <text:list-header>
          <text:p text:style-name="P90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30T12:54:51</meta:creation-date>
    <dc:date>2007-05-03T18:15:09</dc:date>
    <dc:language>en-US</dc:language>
    <meta:editing-cycles>63</meta:editing-cycles>
    <meta:editing-duration>PT2H52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13" meta:word-count="260" meta:character-count="1754"/>
  </office:meta>
</office:document-meta>
</file>